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padding="0.0193in" fo:border="0.06pt solid #d9d9e3"/>
    </style:style>
    <style:style style:name="P2" style:family="paragraph" style:parent-style-name="Text_20_body">
      <style:paragraph-properties fo:padding="0.0193in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3663581" text:style-name="L1">
        <text:list-item>
          <text:p text:style-name="P1">Home/Landing Page: Create an engaging landing page that introduces your learning platform, showcases popular courses, highlights features, and encourages users to explore further.</text:p>
        </text:list-item>
        <text:list-item>
          <text:p text:style-name="P1">Course Catalog: Display a catalog of available courses with relevant details such as course title, description, instructor, duration, rating, and enrollment status. Implement search and filtering options to help users find courses of interest.</text:p>
        </text:list-item>
        <text:list-item>
          <text:p text:style-name="P1">Course Details: Create a dedicated page for each course, providing comprehensive information about the course, including syllabus, lesson content, instructor bio, reviews, and related resources.</text:p>
        </text:list-item>
        <text:list-item>
          <text:p text:style-name="P1">User Profile: Allow users to create profiles and track their learning progress. Provide a dashboard where users can view enrolled courses, completed courses, achievements, and personalized recommendations.</text:p>
        </text:list-item>
        <text:list-item>
          <text:p text:style-name="P1">Enrollment and Payment: Implement a feature for users to enroll in courses and handle the payment process securely. Include options for different pricing models, discounts, and coupon codes.</text:p>
        </text:list-item>
        <text:list-item>
          <text:p text:style-name="P1">Discussion Forum: Add a community aspect to your learning platform by incorporating a discussion forum where users can ask questions, engage in discussions, and share insights related to the courses.</text:p>
        </text:list-item>
        <text:list-item>
          <text:p text:style-name="P1">Progress Tracking: Enable users to track their progress within each course, including completed lessons, quizzes, assignments, and overall course completion percentage. Provide visual indicators to showcase their progress.</text:p>
        </text:list-item>
        <text:list-item>
          <text:p text:style-name="P1">Interactive Learning Materials: Incorporate interactive elements such as videos, quizzes, assignments, and downloadable resources within your courses to enhance the learning experience.</text:p>
        </text:list-item>
        <text:list-item>
          <text:p text:style-name="P1">Instructor Dashboard: Create a separate interface for course instructors to manage their courses, view student progress, provide feedback, and upload course content.</text:p>
        </text:list-item>
        <text:list-item>
          <text:p text:style-name="P1">User Notifications: Implement a notification system to keep users informed about course updates, new content releases, forum discussions, and important announcements.</text:p>
        </text:list-item>
        <text:list-item>
          <text:p text:style-name="P1">Admin Panel: Develop an admin panel to manage user accounts, courses, payments, and other administrative tasks. This section allows administrators to oversee the functioning of the learning platform.</text:p>
        </text:list-item>
        <text:list-item>
          <text:p text:style-name="P1">Help and Support: Provide a support section with FAQs, knowledge base articles, and a contact form to assist users with any queries or technical issues they may encounter.</text:p>
        </text:list-item>
      </text:list>
      <text:p text:style-name="P2">Remember, these are just suggested sections, and you can customize them based on the specific needs and goals of your learning platform. The key is to create a user-friendly interface that facilitates an intuitive and engaging learning experienc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1:57:28.694454827</meta:creation-date>
    <dc:date>2023-06-16T21:58:19.282156071</dc:date>
    <meta:editing-duration>PT5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366" meta:character-count="2592" meta:non-whitespace-character-count="2251"/>
  </office:meta>
</office:document-meta>
</file>